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8cm" table:align="center" style:writing-mode="lr-tb"/>
    </style:style>
    <style:style style:name="Tabella1.A" style:family="table-column">
      <style:table-column-properties style:column-width="8.996cm"/>
    </style:style>
    <style:style style:name="Tabella1.B" style:family="table-column">
      <style:table-column-properties style:column-width="8.784cm"/>
    </style:style>
    <style:style style:name="Tabella1.1" style:family="table-row">
      <style:table-row-properties style:min-row-height="3cm" fo:keep-together="auto"/>
    </style:style>
    <style:style style:name="Tabella1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ella1.B1" style:family="table-cell">
      <style:table-cell-properties style:vertical-align="top" fo:padding-left="0.203cm" fo:padding-right="0.203cm" fo:padding-top="0.254cm" fo:padding-bottom="0.102cm" fo:border="none" style:writing-mode="lr-tb"/>
    </style:style>
    <style:style style:name="Tabella2" style:family="table">
      <style:table-properties style:width="18.002cm" style:rel-width="100%" table:align="center" style:writing-mode="lr-tb"/>
    </style:style>
    <style:style style:name="Tabella2.A" style:family="table-column">
      <style:table-column-properties style:column-width="3.048cm" style:rel-column-width="1728*"/>
    </style:style>
    <style:style style:name="Tabella2.B" style:family="table-column">
      <style:table-column-properties style:column-width="4.348cm" style:rel-column-width="2465*"/>
    </style:style>
    <style:style style:name="Tabella2.C" style:family="table-column">
      <style:table-column-properties style:column-width="10.606cm" style:rel-column-width="6013*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ella2.C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ella2.A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B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C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" style:family="table">
      <style:table-properties style:width="18.002cm" style:rel-width="100%" table:align="center" style:writing-mode="lr-tb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9.532cm" style:rel-column-width="5404*"/>
    </style:style>
    <style:style style:name="Table1.C" style:family="table-column">
      <style:table-column-properties style:column-width="2.702cm" style:rel-column-width="1532*"/>
    </style:style>
    <style:style style:name="Table1.D" style:family="table-column">
      <style:table-column-properties style:column-width="3.572cm" style:rel-column-width="2025*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.A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B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C3" style:family="table-cell">
      <style:table-cell-properties style:vertical-align="middle" fo:padding-left="0.381cm" fo:padding-right="0.381cm" fo:padding-top="0.076cm" fo:padding-bottom="0.076cm" fo:border-left="0.5pt solid #c0c0c0" fo:border-right="none" fo:border-top="none" fo:border-bottom="0.5pt solid #c0c0c0" style:writing-mode="lr-tb"/>
    </style:style>
    <style:style style:name="Table1.D3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4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5" style:family="table-cell">
      <style:table-cell-properties style:vertical-align="middle" fo:padding-left="0.203cm" fo:padding-right="0.203cm" fo:padding-top="0.076cm" fo:padding-bottom="0.076cm" fo:border-left="none" fo:border-right="none" fo:border-top="0.5pt solid #c0c0c0" fo:border-bottom="none" style:writing-mode="lr-tb"/>
    </style:style>
    <style:style style:name="Table1.D5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6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6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7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7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Arial1" fo:font-size="10pt" fo:language="it" fo:country="I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Arial" fo:font-size="10pt" fo:language="it" fo:country="I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lower_20_centered_20_text">
      <style:paragraph-properties fo:text-align="start" style:justify-single-word="false"/>
      <style:text-properties text:display="none"/>
    </style:style>
    <style:style style:name="P6" style:family="paragraph" style:parent-style-name="Small_20_Type">
      <style:text-properties fo:language="it" fo:country="IT"/>
    </style:style>
    <style:style style:name="P7" style:family="paragraph" style:parent-style-name="Small_20_Type">
      <style:paragraph-properties style:snap-to-layout-grid="false"/>
      <style:text-properties fo:language="it" fo:country="IT"/>
    </style:style>
    <style:style style:name="P8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9" style:family="paragraph" style:parent-style-name="Small_20_Type">
      <style:paragraph-properties fo:text-align="start" style:justify-single-word="false"/>
      <style:text-properties fo:color="#000000" style:font-name="Arial1" fo:font-size="10pt" fo:letter-spacing="normal" fo:language="it" fo:country="IT" style:font-size-asian="10pt" style:font-size-complex="10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1" style:family="paragraph" style:parent-style-name="right_20_aligned_20_text">
      <style:text-properties fo:color="#000000" style:font-name="Arial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2" style:family="paragraph" style:parent-style-name="right_20_aligned_20_text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13" style:family="paragraph" style:parent-style-name="right_20_aligned_20_text">
      <style:text-properties fo:color="#808080" style:font-name="Arial1" fo:font-size="8pt" fo:letter-spacing="0.007cm" fo:language="it" fo:country="IT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4" style:family="paragraph" style:parent-style-name="right_20_aligned_20_text">
      <style:text-properties fo:color="#808080" style:font-name="Arial1" fo:font-size="8pt" fo:letter-spacing="0.007cm" fo:language="it" fo:country="IT" fo:font-weight="bold" officeooo:paragraph-rsid="001a13d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6" style:family="paragraph" style:parent-style-name="Normale">
      <style:paragraph-properties fo:text-align="start" style:justify-single-word="false" style:snap-to-layout-grid="false"/>
      <style:text-properties fo:color="#000000" style:font-name="Arial1" fo:font-size="8pt" fo:language="it" fo:country="IT" fo:font-weight="bold" style:font-size-asian="8pt" style:font-weight-asian="bold" style:font-size-complex="8pt" style:font-weight-complex="bold"/>
    </style:style>
    <style:style style:name="P17" style:family="paragraph" style:parent-style-name="Normale">
      <style:paragraph-properties fo:text-align="end" style:justify-single-word="false" style:snap-to-layout-grid="false"/>
      <style:text-properties fo:color="#000000" style:font-name="Arial1" fo:font-size="8pt" fo:language="it" fo:country="IT" fo:font-weight="normal" style:font-size-asian="8pt" style:font-weight-asian="normal" style:font-size-complex="8pt" style:font-weight-complex="normal"/>
    </style:style>
    <style:style style:name="P18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Arial1" fo:language="it" fo:country="IT" fo:font-weight="normal" style:font-weight-asian="normal" style:font-weight-complex="normal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Arial1" fo:language="it" fo:country="IT" style:text-underline-style="none" fo:font-weight="normal" officeooo:paragraph-rsid="001d0e32" style:font-weight-asian="normal" style:font-weight-complex="normal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style:text-underline-style="none" fo:font-weight="bold" officeooo:paragraph-rsid="001a9294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Table_20_Contents">
      <style:paragraph-properties fo:margin-left="0.051cm" fo:margin-right="0.009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5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6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7" style:family="paragraph" style:parent-style-name="Text_20_body">
      <style:paragraph-properties fo:margin-left="0.016cm" fo:margin-right="-0.037cm" fo:margin-top="0cm" fo:margin-bottom="0cm" style:contextual-spacing="false" fo:text-align="end" style:justify-single-word="false" fo:text-indent="0cm" style:auto-text-indent="false" style:snap-to-layout-grid="false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28" style:family="paragraph" style:parent-style-name="Text_20_body">
      <style:paragraph-properties fo:margin-left="0.191cm" fo:margin-right="0.007cm" fo:margin-top="0cm" fo:margin-bottom="0cm" style:contextual-spacing="false" fo:text-align="end" style:justify-single-word="false" fo:text-indent="0.026cm" style:auto-text-indent="false" style:snap-to-layout-grid="false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29" style:family="paragraph" style:parent-style-name="Table_20_Contents">
      <style:paragraph-properties fo:margin-left="0.021cm" fo:margin-right="0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0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1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c439f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3c439f"/>
    </style:style>
    <style:style style:name="P33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34" style:family="paragraph" style:parent-style-name="Text_20_body" style:master-page-name="Standard">
      <style:paragraph-properties style:page-number="auto"/>
    </style:style>
    <style:style style:name="P35" style:family="paragraph" style:parent-style-name="Column_20_Headings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5" style:family="text">
      <style:text-properties fo:background-color="#ffffff" loext:char-shading-value="0" style:font-name-complex="Tahoma"/>
    </style:style>
    <style:style style:name="T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fo:color="#000000" style:font-name="Arial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9" style:family="text">
      <style:text-properties fo:color="#000000" style:font-name="Arial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0" style:family="text">
      <style:text-properties fo:color="#000000" style:font-name="Arial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1" style:family="text">
      <style:text-properties fo:color="#000000" style:font-name="Arial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2" style:family="text">
      <style:text-properties style:font-name="Arial" fo:font-size="8pt" fo:font-style="normal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3" style:family="text">
      <style:text-properties style:font-name="Arial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14" style:family="text">
      <style:text-properties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Arial" fo:font-size="4pt" fo:language="zxx" fo:country="none" fo:text-shadow="none" style:text-underline-style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Arial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fo:font-size="4pt" fo:language="zxx" fo:country="none" fo:text-shadow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Ubuntu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3" style:family="text">
      <style:text-properties fo:font-variant="normal" fo:text-transform="none" fo:color="#666666" style:text-outline="false" style:text-line-through-style="none" style:text-line-through-type="none" style:font-name="Ubuntu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840b6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8pt" fo:letter-spacing="0.007cm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28" style:family="text">
      <style:text-properties fo:font-size="8pt" fo:letter-spacing="0.007cm" style:font-name-asian="Times New Roman" style:font-size-asian="8pt" style:font-name-complex="Microsoft Sans Serif" style:font-size-complex="8pt" style:language-complex="ar" style:country-complex="SA"/>
    </style:style>
    <style:style style:name="T29" style:family="text">
      <style:text-properties fo:font-size="8pt" fo:letter-spacing="0.007cm" officeooo:rsid="001d0e32" style:font-name-asian="Times New Roman" style:font-size-asian="8pt" style:font-name-complex="Microsoft Sans Serif" style:font-size-complex="8pt" style:language-complex="ar" style:country-complex="S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2"><text:placeholder text:placeholder-type="text">&lt;if test="o.state=='draft'"&gt;</text:placeholder><text:span text:style-name="T26">PREVENTIVO</text:span><text:placeholder text:placeholder-type="text">&lt;/if&gt;</text:placeholder><text:placeholder text:placeholder-type="text">&lt;if test="not o.state=='draft'"&gt;</text:placeholder><text:span text:style-name="T26">ORDINE</text:span><text:placeholder text:placeholder-type="text">&lt;/if&gt;</text:placeholder></text:p>
            <text:p text:style-name="P19"/>
            <text:p text:style-name="P20"><text:span text:style-name="T27"><text:placeholder text:placeholder-type="text">&lt;if test="o.state=='draft'"&gt;</text:placeholder></text:span><text:span text:style-name="T28">Preventivo </text:span><text:span text:style-name="T27"><text:placeholder text:placeholder-type="text">&lt;/if&gt;</text:placeholder></text:span><text:span text:style-name="T27"><text:placeholder text:placeholder-type="text">&lt;if test="not o.state=='draft'"&gt;</text:placeholder></text:span><text:span text:style-name="T29">Ordine</text:span><text:span text:style-name="T27"><text:placeholder text:placeholder-type="text">&lt;/if&gt;</text:placeholder></text:span> n°: <text:span text:style-name="T12"><text:placeholder text:placeholder-type="text">&lt;o.name&gt;</text:placeholder></text:span></text:p>
            <text:p text:style-name="P19">Data: <text:span text:style-name="T12"><text:placeholder text:placeholder-type="text">&lt;formatLang(o.date_order,date=True)&gt;</text:placeholder></text:span></text:p>
            <text:p text:style-name="P19">Pagina: <text:page-number text:select-page="current">1</text:page-number></text:p>
            <text:p text:style-name="P21">Totale Pagine: <text:page-count>2</text:page-count></text:p>
          </table:table-cell>
          <table:table-cell table:style-name="Tabella1.B1" office:value-type="string">
            <text:p text:style-name="P13"><text:span text:style-name="Car._20_predefinito_20_paragrafo"><text:span text:style-name="T9">Spett. le: </text:span></text:span><text:span text:style-name="Car._20_predefinito_20_paragrafo"><text:span text:style-name="T8"><text:placeholder text:placeholder-type="text">&lt;o.partner_id.title or ''&gt;</text:placeholder></text:span></text:span></text:p>
            <text:p text:style-name="P14"><text:span text:style-name="Car._20_predefinito_20_paragrafo"><text:span text:style-name="T8"><text:placeholder text:placeholder-type="text">&lt;o.partner_id.name or ''&gt;</text:placeholder></text:span></text:span></text:p>
            <text:p text:style-name="P11"><text:s/><text:span text:style-name="T24"><text:placeholder text:placeholder-type="text">&lt;o.partner_id.street or ''&gt;</text:placeholder></text:span></text:p>
            <text:p text:style-name="P18"><text:span text:style-name="Car._20_predefinito_20_paragrafo"><text:span text:style-name="T10"><text:placeholder text:placeholder-type="text">&lt;o.partner_id.zip or ''&gt;</text:placeholder></text:span></text:span><text:span text:style-name="Car._20_predefinito_20_paragrafo"><text:span text:style-name="T10"> </text:span></text:span><text:span text:style-name="Car._20_predefinito_20_paragrafo"><text:span text:style-name="T10"><text:placeholder text:placeholder-type="text">&lt;o.partner_id.city or ''&gt;</text:placeholder></text:span></text:span><text:span text:style-name="Car._20_predefinito_20_paragrafo"><text:span text:style-name="T10"> </text:span></text:span><text:span text:style-name="Car._20_predefinito_20_paragrafo"><text:span text:style-name="T11">(</text:span></text:span><text:span text:style-name="Car._20_predefinito_20_paragrafo"><text:span text:style-name="T10"><text:placeholder text:placeholder-type="text">&lt;o.partner_id.state_id.code&gt;</text:placeholder></text:span></text:span><text:span text:style-name="Car._20_predefinito_20_paragrafo"><text:span text:style-name="T11">)</text:span></text:span></text:p>
          </table:table-cell>
        </table:table-row>
      </table:table>
      <text:p text:style-name="P10"/>
      <text:p text:style-name="P15">Come gentilmente richiesto, <text:span text:style-name="T25">inviamo</text:span> il seguente preventivo.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35" text:outline-level="2">Venditore</text:h>
          </table:table-cell>
          <table:table-cell table:style-name="Tabella2.A1" office:value-type="string">
            <text:h text:style-name="P35" text:outline-level="2">Tempi consegna</text:h>
          </table:table-cell>
          <table:table-cell table:style-name="Tabella2.C1" office:value-type="string">
            <text:h text:style-name="P35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16"><text:span text:style-name="Car._20_predefinito_20_paragrafo"><text:span text:style-name="T13"><text:placeholder text:placeholder-type="text">&lt;o.user_id.name&gt;</text:placeholder></text:span></text:span></text:p>
          </table:table-cell>
          <table:table-cell table:style-name="Tabella2.B2" office:value-type="string">
            <text:p text:style-name="P4"/>
          </table:table-cell>
          <table:table-cell table:style-name="Tabella2.C2" office:value-type="string">
            <text:p text:style-name="P16"><text:span text:style-name="Car._20_predefinito_20_paragrafo"><text:span text:style-name="T13"><text:placeholder text:placeholder-type="text">&lt;o.payment_term and o.payment_term.note or ''&gt;</text:placeholder></text:span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5" text:outline-level="2">Q.tà</text:h>
          </table:table-cell>
          <table:table-cell table:style-name="Table1.A1" office:value-type="string">
            <text:h text:style-name="P35" text:outline-level="2">Descrizione</text:h>
          </table:table-cell>
          <table:table-cell table:style-name="Table1.A1" office:value-type="string">
            <text:h text:style-name="P35" text:outline-level="2">Prezzo unit.</text:h>
          </table:table-cell>
          <table:table-cell table:style-name="Table1.D1" office:value-type="string">
            <text:h text:style-name="P35" text:outline-level="2">Totale riga</text:h>
          </table:table-cell>
        </table:table-row>
        <table:table-row table:style-name="Table1.1">
          <table:table-cell table:style-name="Table1.A2" table:number-columns-spanned="4" office:value-type="string">
            <text:p text:style-name="P29"><text:span text:style-name="Strong_20_Emphasis"><text:span text:style-name="T15"><text:placeholder text:placeholder-type="text">&lt;for each="line in o.order_line"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6"><text:span text:style-name="Strong_20_Emphasis"><text:span text:style-name="T19"><text:placeholder text:placeholder-type="text">&lt;if test="line.product_uom_qty != 0.0"&gt;</text:placeholder></text:span></text:span><text:span text:style-name="Strong_20_Emphasis"><text:span text:style-name="T17"><text:placeholder text:placeholder-type="text">&lt;line.product_uom and line.product_uom.name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  <text:p text:style-name="P26"><text:span text:style-name="Strong_20_Emphasis"><text:span text:style-name="T20"><text:placeholder text:placeholder-type="text">&lt;if test="line.product_id.image_medium"&gt;</text:placeholder></text:span></text:span></text:p>
            <text:p text:style-name="P25"><text:span text:style-name="Strong_20_Emphasis"><text:span text:style-name="T20"><draw:frame draw:style-name="fr3" draw:name="image: asimage(line.product_id.image_medium,None,2,2,'cm')" text:anchor-type="as-char" svg:y="-1.582cm" svg:width="1.79cm" svg:height="2cm" draw:z-index="4"><draw:text-box><text:p text:style-name="P23"/></draw:text-box></draw:frame></text:span></text:span><text:span text:style-name="Strong_20_Emphasis"><text:span text:style-name="T20"> </text:span></text:span></text:p>
            <text:p text:style-name="P30"><text:span text:style-name="Strong_20_Emphasis"><text:span text:style-name="T20"><text:placeholder text:placeholder-type="text">&lt;/if&gt;</text:placeholder></text:span></text:span></text:p>
          </table:table-cell>
          <table:table-cell table:style-name="Table1.B3" office:value-type="string">
            <text:p text:style-name="P32"><text:span text:style-name="Strong_20_Emphasis"><text:span text:style-name="T22"><text:placeholder text:placeholder-type="text">&lt;for each="nl in line.name.split('\n')"&gt;</text:placeholder></text:span></text:span></text:p>
            <text:p text:style-name="P32"><text:span text:style-name="Strong_20_Emphasis"><text:span text:style-name="T22"><text:placeholder text:placeholder-type="text">&lt;nl&gt;</text:placeholder></text:span></text:span></text:p>
            <text:p text:style-name="P31"><text:span text:style-name="Strong_20_Emphasis"><text:span text:style-name="T23"><text:placeholder text:placeholder-type="text">&lt;/for&gt;</text:placeholder></text:span></text:span></text:p>
          </table:table-cell>
          <table:table-cell table:style-name="Table1.C3" office:value-type="string">
            <text:p text:style-name="P27"><text:span text:style-name="Strong_20_Emphasis"><text:span text:style-name="T21"><text:placeholder text:placeholder-type="text">&lt;if test="line.price_unit != 0.0"&gt;</text:placeholder></text:span></text:span><text:placeholder text:placeholder-type="text">&lt;italian_number(line.price_unit)&gt;</text:placeholder><text:span text:style-name="Strong_20_Emphasis"><text:span text:style-name="T21"><text:placeholder text:placeholder-type="text">&lt;/if&gt;</text:placeholder></text:span></text:span></text:p>
          </table:table-cell>
          <table:table-cell table:style-name="Table1.D3" office:value-type="string">
            <text:p text:style-name="P28"><text:span text:style-name="Strong_20_Emphasis"><text:span text:style-name="T21"><text:placeholder text:placeholder-type="text">&lt;if test="line.product_uom_qty != 0.0"&gt;</text:placeholder></text:span></text:span><text:placeholder text:placeholder-type="text">&lt;italian_number(line.price_subtotal)&gt;</text:placeholder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4" office:value-type="string">
            <text:p text:style-name="P24"><text:span text:style-name="Strong_20_Emphasis"><text:span text:style-name="T16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2">Sub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untaxed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IVA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ax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otal)&gt;</text:placeholder></text:span></text:span></text:p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7"/>
            <text:p text:style-name="P9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6"/>
            <text:p text:style-name="P6"/>
            <text:p text:style-name="P6"/>
            <text:p text:style-name="P8"><text:span text:style-name="T7">Per accettare il preventivo, restituire <text:s/>copia firmata:______________________________________________</text:span><text:tab/></text:p>
          </table:table-cell>
        </table:table-row>
      </table:table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1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style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style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style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style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MP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" style:family="text">
      <style:text-properties fo:background-color="#ffffff" loext:char-shading-value="0" style:font-name-complex="Tahoma"/>
    </style:style>
    <style:style style:name="MT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5.212cm" svg:y="0cm" svg:width="7.001cm" svg:height="2cm" draw:z-index="1"><draw:text-box><text:p text:style-name="Frame_20_contents">Imagen</text:p></draw:text-box></draw:frame></text:p>
        <text:p text:style-name="MP1"/>
      </style:header>
      <style:footer>
        <text:p text:style-name="MP2"><draw:frame draw:style-name="Mfr2" draw:name="image: asimage(company.brand_logo,None,80,10,'px')" text:anchor-type="paragraph" svg:x="14.974cm" svg:y="1.02cm" svg:width="3cm" svg:height="0.499cm" draw:z-index="3"><draw:text-box><text:p text:style-name="Frame_20_contents"/></draw:text-box></draw:frame><text:span text:style-name="MT1"><text:placeholder text:placeholder-type="text">&lt;o.company_id.partner_id.name.upper()&gt;</text:placeholder></text:span><text:span text:style-name="MT1"> - </text:span><text:span text:style-name="MT2">Sede Legale </text:span><text:span text:style-name="MT3">: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3"><text:s/></text:span><text:span text:style-name="MT1"><text:placeholder text:placeholder-type="text">&lt;o.company_id.partner_id.city or ''&gt;</text:placeholder></text:span><text:span text:style-name="MT3"> <text:s/></text:span><text:span text:style-name="MT1"><text:placeholder text:placeholder-type="text">&lt;o.company_id.partner_id.state_id and str('('+o.company_id.partner_id.state_id.code.upper()+')') or ''&gt;</text:placeholder></text:span><text:span text:style-name="MT1"> - </text:span><text:span text:style-name="MT3">Codice Fiscale e Partita Iva </text:span><text:span text:style-name="MT4"><text:placeholder text:placeholder-type="text">&lt;o.company_id.partner_id.vat or ''&gt;</text:placeholder></text:span><text:span text:style-name="MT4"> - </text:span><text:span text:style-name="MT3">Telefono </text:span><text:span text:style-name="MT1">+39 </text:span><text:span text:style-name="MT4"><text:placeholder text:placeholder-type="text">&lt;o.company_id.partner_id.phone or ''&gt;</text:placeholder></text:span><text:span text:style-name="MT3"> - Fax </text:span><text:span text:style-name="MT1">+39 </text:span><text:span text:style-name="MT4"><text:placeholder text:placeholder-type="text">&lt;o.company_id.partner_id.fax or ''&gt;</text:placeholder></text:span><text:span text:style-name="MT4"> - </text:span><text:span text:style-name="MT5">Email </text:span><text:span text:style-name="MT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06-28T11:21:01.402345966</dc:date>
    <meta:print-date>2004-09-21T00:59:00</meta:print-date>
    <meta:editing-cycles>59</meta:editing-cycles>
    <meta:editing-duration>PT2H55M57S</meta:editing-duration>
    <meta:generator>LibreOffice/4.2.8.2$Linux_X86_64 LibreOffice_project/420m0$Build-2</meta:generator>
    <dc:creator>sergio </dc:creator>
    <meta:document-statistic meta:table-count="4" meta:image-count="0" meta:object-count="0" meta:page-count="2" meta:paragraph-count="40" meta:word-count="181" meta:character-count="1988" meta:non-whitespace-character-count="1840"/>
    <meta:user-defined meta:name="_TemplateID">TC103773319990</meta:user-defined>
  </office:meta>
</office:document-meta>
</file>